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86cm"/>
    </style:style>
    <style:style style:name="pr3" style:family="presentation" style:parent-style-name="Default-subtitle">
      <style:graphic-properties draw:fill-color="#ffffff" fo:min-height="1.1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text-properties fo:color="#ffffff" fo:font-size="20pt" style:font-size-asian="20pt" style:font-size-complex="20pt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37cm" presentation:class="title" presentation:user-transformed="true">
          <draw:text-box>
            <text:p text:style-name="P1"><text:span text:style-name="T1">An Approach To FPM</text:span></text:p>
          </draw:text-box>
        </draw:frame>
        <draw:frame presentation:style-name="pr2" draw:text-style-name="P1" draw:layer="layout" svg:width="24.639cm" svg:height="2.686cm" svg:x="1.4cm" svg:y="10.914cm" presentation:class="subtitle" presentation:user-transformed="true">
          <draw:text-box>
            <text:p text:style-name="P1"><text:span text:style-name="T1">Alankar Kotwal</text:span></text:p>
            <text:p text:style-name="P1"><text:span text:style-name="T1">IITB</text:span></text:p>
          </draw:text-box>
        </draw:frame>
        <draw:frame presentation:style-name="pr3" draw:text-style-name="P2" draw:layer="layout" svg:width="24.639cm" svg:height="1.186cm" svg:x="1.401cm" svg:y="18.914cm">
          <draw:text-box>
            <text:p text:style-name="P2"><text:span text:style-name="T2">alankarkotwal13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1.037cm" presentation:class="title" presentation:user-transformed="true">
          <draw:text-box>
            <text:p>Basic Concept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Image large samples</text:p>
              </text:list-item>
              <text:list-item>
                <text:p>But want high resolution</text:p>
              </text:list-item>
              <text:list-item>
                <text:p>Achieve both these goals together computationall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viewing the Paper</text:p>
          </draw:text-box>
        </draw:frame>
        <draw:frame presentation:style-name="pr5" draw:layer="layout" svg:width="24.639cm" svg:height="11.486cm" svg:x="1.4cm" svg:y="5.214cm" presentation:class="outline" presentation:user-transformed="true">
          <draw:text-box>
            <text:list text:style-name="L3">
              <text:list-item>
                <text:p>Method for the refractive case</text:p>
              </text:list-item>
              <text:list-item>
                <text:p>Image the sample at various angles, pick only that part of the spectrum that contains 'good information'</text:p>
              </text:list-item>
              <text:list-item>
                <text:p>System here is equivalent to the transfer function that shifts image spectrum and 'filters' it through a l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Requirement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We want to look at the sample 'from the outside'</text:p>
              </text:list-item>
              <text:list-item>
                <text:p>What we image will be (in the simplest case) reflected light, not transmitt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1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Implement the FPM method from the paper and understand it completely</text:p>
              </text:list-item>
              <text:list-item>
                <text:p>Code done, hardware to be done now</text:p>
              </text:list-item>
              <text:list-item>
                <text:p>Testing? Thinking of imaging transparency sheets printed with patterns</text:p>
              </text:list-item>
              <text:list-item>
                <text:p>See what add-ons are needed (denoising, illumination correction)</text:p>
              </text:list-item>
              <text:list-item>
                <text:p>Aim to complete this by the end of the first 1 weeks, subject to availibility of mate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2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Mathematical modelling for the reflective scenario</text:p>
              </text:list-item>
              <text:list-item>
                <text:p>Decide what degrees of freedom required for the light source and the camera!</text:p>
              </text:list-item>
              <text:list-item>
                <text:p>Implementation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ing the Model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Some insights</text:p>
              </text:list-item>
              <text:list-item>
                <text:p>In the refractive case we found the transfer function for th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Long-Term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Key issues</text:p>
              </text:list-item>
              <text:list-item>
                <text:p>Transfer functions:</text:p>
              </text:list-item>
              <text:list-item>
                <text:p>Speed: Can we accelerate image acquisition and processing? (for example,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8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kar </meta:initial-creator>
    <meta:creation-date>2014-11-23T05:06:19</meta:creation-date>
    <dc:date>2014-11-23T07:00:52</dc:date>
    <dc:creator>Alankar </dc:creator>
    <meta:editing-duration>PT1H42M58S</meta:editing-duration>
    <meta:editing-cycles>13</meta:editing-cycles>
    <meta:generator>LibreOffice/3.5$Linux_X86_64 LibreOffice_project/350m1$Build-2</meta:generator>
    <meta:document-statistic meta:object-count="57"/>
  </office:meta>
</office:document-meta>
</file>